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6d22" officeooo:paragraph-rsid="00216d2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6d6d" officeooo:paragraph-rsid="00216d6d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officeooo:rsid="00235e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2">Constitutes the need to create a guideline of adding <text:span text:style-name="T6">a sign with a clickable link to the </text:span>the nether transport map, called for by M52-5, to every station/location in the nether. This motion depends on M52-3 and M52-5.</text:p>
      <text:p text:style-name="P1"/>
      <text:p text:style-name="P1">And proceeds.</text:p>
      <text:p text:style-name="P1"/>
      <text:p text:style-name="P1">Signed by,</text:p>
      <text:p text:style-name="P3">RedPanda_4</text:p>
      <text:p text:style-name="P1"/>
      <text:p text:style-name="P1"/>
      <text:p text:style-name="P1"/>
      <text:p text:style-name="Standard"><text:span text:style-name="T1">[</text:span><text:span text:style-name="T2">Motion 52-7: To add a link to the nether transport map to every location in the neth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21:37:45.154535962</dc:date>
    <meta:editing-duration>PT3M42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81" meta:character-count="473" meta:non-whitespace-character-count="399"/>
  </office:meta>
</office:document-meta>
</file>